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</text:p>
      <text:p text:style-name="P1"/>
      <text:p text:style-name="P1"/>
      <text:p text:style-name="P1"/>
      <text:p text:style-name="P1"/>
      <text:p text:style-name="P1">Glossary</text:p>
      <text:p text:style-name="P1"/>
      <text:p text:style-name="P2">to concern so/sth. | concerned = jmd./etw. Betreffen, für etwas wichtig sein</text:p>
      <text:p text:style-name="P2"/>
      <text:p text:style-name="P2">establish = gründen, herstellen, schaffen</text:p>
      <text:p text:style-name="P2"/>
      <text:p text:style-name="P2">desired = gewünscht, verlangt, erwünscht</text:p>
      <text:p text:style-name="P2"/>
      <text:p text:style-name="P2">emergent = aufstrebend, auftauchend, austretend</text:p>
      <text:p text:style-name="P2"/>
      <text:p text:style-name="P2">constraints = die Grenzen, die Bedingungen, der Zwang, die Auflage</text:p>
      <text:p text:style-name="P2"/>
      <text:p text:style-name="P2">prejudice = das Vorurteil, die Beeinträchtigung, der Nachteil</text:p>
      <text:p text:style-name="P2"/>
      <text:p text:style-name="P2">thorny = dornig, stachlig</text:p>
      <text:p text:style-name="P2"/>
      <text:p text:style-name="P2">gegenüber Präpositoin/Pronomen = face to face with., opposite, opposite to, in the face of</text:p>
      <text:p text:style-name="P2"/>
      <text:p text:style-name="P2">elicitation = das Herausholen, das Herauslocken</text:p>
      <text:p text:style-name="P2">to elicit = etwas herauslocken oder herausholen</text:p>
      <text:p text:style-name="P2"/>
      <text:p text:style-name="P2">inevitably = zwangsläufig, unweigerlich, unotwendig, unumgänglich</text:p>
      <text:p text:style-name="P2"/>
      <text:p text:style-name="P2">ambiguous = mehrdeutig, vieldeutig</text:p>
      <text:p text:style-name="P2"/>
      <text:p text:style-name="P2">imprecision/precision = Ungenauigkeit/Genauigkeit</text:p>
      <text:p text:style-name="P2"/>
      <text:p text:style-name="P2">stakeholders= der Akteur, der Geschäftsinteressent </text:p>
      <text:p text:style-name="P2"/>
      <text:p text:style-name="P2">omission = des Unterlassen, der Wegfall, das Versäumnis</text:p>
      <text:p text:style-name="P2"/>
      <text:p text:style-name="P1">Phrases</text:p>
      <text:p text:style-name="P1"/>
      <text:p text:style-name="P2">Software requirements is concerned with establishing something ...</text:p>
      <text:p text:style-name="P2">Software Anforderungen beziehen/beschäftigen sich mit dem erstellen/schaffen von etwas ...</text:p>
      <text:p text:style-name="P2"/>
      <text:p text:style-name="P2">Establishing desired and essential emergent properties.</text:p>
      <text:p text:style-name="P2">Herstellen/Gründen verlangter/erwünschter und essentieller <text:s/>auftretender Eigenschaften.</text:p>
      <text:p text:style-name="P2"/>
      <text:p text:style-name="P2">Users have prejudice in the face of thorny problems.</text:p>
      <text:p text:style-name="P2">Benutzer haben Vorurteile gegenüber dornigen Problemen.</text:p>
      <text:p text:style-name="P2"/>
      <text:p text:style-name="P2">Software requirements inevitably will change, so we have to elicit further stuff...</text:p>
      <text:p text:style-name="P2">Software Anforderungen werden sich unausweichlich ändern, also müssen wir weiteres Zeug herauslocken/herausholen.</text:p>
      <text:p text:style-name="P2"/>
      <text:p text:style-name="P2">System developers are specialists in interpreting ambiguous requirements to simplify its <text:soft-page-break/>implementation.</text:p>
      <text:p text:style-name="P2"/>
      <text:p text:style-name="P2">The term <text:span text:style-name="T1"><text:s/>Stakeholder </text:span><text:span text:style-name="T2">is used to refer to any person or group who will be affected by the system, directly or indirect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7M51S</meta:editing-duration>
    <meta:editing-cycles>3</meta:editing-cycles>
    <meta:generator>OpenOffice/4.1.2$Win32 OpenOffice.org_project/412m3$Build-9782</meta:generator>
    <dc:date>2016-08-08T19:56:22.34</dc:date>
    <meta:document-statistic meta:table-count="0" meta:image-count="0" meta:object-count="0" meta:page-count="2" meta:paragraph-count="28" meta:word-count="208" meta:character-count="1648"/>
    <meta:user-defined meta:name="Info 1"/>
    <meta:user-defined meta:name="Info 2"/>
    <meta:user-defined meta:name="Info 3"/>
    <meta:user-defined meta:name="Info 4"/>
  </office:meta>
</office:document-meta>
</file>